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ResolutionListener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ResolutionListener.manageArtifact( Artifact artifact , Artifact replac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biResolutionListener.includeArtifact( Artifact artifa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biResolutionListener.updateScope( Artifact artifact ,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ResolutionListener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ResolutionListener.getNod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ResolutionListener.testArtifact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biResolutionListener.endProcessChildren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ResolutionListener.restrictRange( Artifact artifact , Artifact artifact1 , VersionRange version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Par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ResolutionListener.getArtifa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ResolutionListener.updateScopeCurrentPom( Artifact artifac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ResolutionListener.set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ResolutionListener.print( Node node ,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ResolutionListener.omitForNearer( Artifact omitted , Artifact ke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ResolutionListener.selectVersionFromRang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ResolutionListener.startProcessChildren( Artifact 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ResolutionListener.omitForCycl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